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ave Nerd Font" svg:font-family="'Agave Nerd Font'" style:font-pitch="fixed"/>
    <style:font-face style:name="C059" svg:font-family="C059" style:font-pitch="variable"/>
    <style:font-face style:name="Crimson Pro Medium" svg:font-family="'Crimson Pro Medium'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elvetica" svg:font-family="Helvetica"/>
    <style:font-face style:name="IBM Plex Sans KR Light" svg:font-family="'IBM Plex Sans KR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SCu_Times" svg:font-family="TSCu_Times" style:font-pitch="variable"/>
    <style:font-face style:name="Tinos Nerd Font Propo" svg:font-family="'Tinos Nerd Font Propo'" style:font-pitch="variable"/>
    <style:font-face style:name="WRFFHE+Helvetica-Condensed-Bold" svg:font-family="WRFFHE+Helvetica-Condensed-Bold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0f0f0" draw:textarea-horizontal-align="justify" draw:textarea-vertical-align="middle" draw:auto-grow-height="false" fo:min-height="27.69cm" fo:min-width="21.09cm" style:protect="position size" loext:decorative="false"/>
    </style:style>
    <style:style style:name="gr2" style:family="graphic" style:parent-style-name="standard">
      <style:graphic-properties svg:stroke-width="0.025cm" svg:stroke-color="#c0392b" draw:marker-start-width="0.229cm" draw:marker-end-width="0.229cm" draw:fill="solid" draw:fill-color="#fafafa" draw:textarea-horizontal-align="justify" draw:textarea-vertical-align="middle" draw:auto-grow-height="false" fo:min-height="22.61cm" fo:min-width="16.01cm" fo:padding-top="0.137cm" fo:padding-bottom="0.137cm" fo:padding-left="0.262cm" fo:padding-right="0.262cm" style:protect="position siz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3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6" style:family="graphic" style:parent-style-name="standard">
      <style:graphic-properties draw:stroke="solid" svg:stroke-width="0.017cm" svg:stroke-color="#000000" draw:stroke-linejoin="round" svg:stroke-linecap="round" draw:fill="none" fo:padding-top="0.008cm" fo:padding-bottom="0.008cm" fo:padding-left="0.008cm" fo:padding-right="0.008cm" loext:decorative="false"/>
    </style:style>
    <style:style style:name="gr7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 loext:decorative="false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draw:textarea-horizontal-align="center" draw:textarea-vertical-align="middle" fo:padding-top="0.008cm" fo:padding-bottom="0.008cm" fo:padding-left="0.008cm" fo:padding-right="0.008cm" loext:decorative="false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 loext:decorative="false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solid" svg:stroke-width="0.017cm" svg:stroke-color="#000000" draw:stroke-linejoin="round" svg:stroke-linecap="round" draw:fill="solid" draw:fill-color="#ffffff" fo:padding-top="0.008cm" fo:padding-bottom="0.008cm" fo:padding-left="0.008cm" fo:padding-right="0.008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ffff" loext:decorative="false"/>
    </style:style>
    <style:style style:name="P1" style:family="paragraph">
      <loext:graphic-properties draw:fill="solid" draw:fill-color="#f0f0f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afafa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IBM Plex Sans KR Light"/>
    </style:style>
    <style:style style:name="P6" style:family="paragraph">
      <loext:graphic-properties draw:fill="none" draw:fill-color="#ffffff"/>
      <style:text-properties style:font-name="IBM Plex Sans KR Light"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style:font-name="IBM Plex Sans KR Light" fo:font-size="10pt" style:font-size-asian="10pt" style:font-size-complex="10pt"/>
    </style:style>
    <style:style style:name="T2" style:family="text">
      <style:text-properties fo:color="#000000" loext:opacity="100%" style:font-name="Helvetica" fo:font-size="7pt" fo:font-weight="normal" style:font-name-asian="Helvetica" style:font-size-asian="7pt" style:font-weight-asian="normal" style:font-name-complex="Helvetica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51cm" svg:height="22.86cm" svg:x="2.54cm" svg:y="2.54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56cm" svg:height="1.673cm" svg:x="4.655cm" svg:y="7.228cm">
          <draw:text-box>
            <text:p>wasdfd</text:p>
          </draw:text-box>
        </draw:frame>
        <draw:frame draw:style-name="gr4" draw:text-style-name="P6" draw:layer="layout" svg:width="6.34cm" svg:height="0.776cm" svg:x="12.826cm" svg:y="2.033cm">
          <draw:text-box>
            <text:p text:style-name="P5"><text:span text:style-name="T1">Ric</text:span><text:span text:style-name="T1">har</text:span><text:span text:style-name="T1">ds </text:span><text:span text:style-name="T1">A</text:span><text:span text:style-name="T1">me</text:span><text:span text:style-name="T1">ric</text:span><text:span text:style-name="T1">an </text:span><text:span text:style-name="T1">De</text:span><text:span text:style-name="T1">fen</text:span><text:span text:style-name="T1">se </text:span><text:span text:style-name="T1">Co</text:span><text:span text:style-name="T1">mp</text:span><text:span text:style-name="T1">an</text:span><text:span text:style-name="T1">y</text:span></text:p>
          </draw:text-box>
        </draw:frame>
        <draw:frame draw:style-name="gr5" draw:text-style-name="P2" draw:layer="layout" svg:width="16.999cm" svg:height="2.999cm" svg:x="0.731cm" svg:y="0.7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olyline draw:style-name="gr6" draw:text-style-name="P7" draw:layer="layout" svg:width="0.794cm" svg:height="0.318cm" svg:x="5.995cm" svg:y="1.062cm" svg:viewBox="0 0 795 319" draw:points="795,160 729,0 597,319 464,0 331,319 199,0 67,319 0,160">
          <text:p/>
        </draw:polyline>
        <draw:path draw:style-name="gr7" draw:text-style-name="P7" draw:layer="layout" svg:width="0.636cm" svg:height="0.158cm" draw:transform="rotate (-1.5707963267949) translate (2.689cm 0.915cm)" svg:viewBox="0 0 637 159" svg:d="M637 0h-637M637 159h-637">
          <text:p/>
        </draw:path>
        <draw:path draw:style-name="gr8" draw:text-style-name="P8" draw:layer="layout" svg:width="3.291cm" svg:height="0.222cm" svg:x="2.7cm" svg:y="1.119cm" svg:viewBox="0 0 3292 223" svg:d="M3292 106h-1633c0 0 9 117-88 117-106 0-133-222-45-223 76-2 42 221-38 221-119 0-148-221-69-221 85 0 36 223-44 221-101-3-171-221-57-221 95 0 12 221-54 221-88-1-182-221-54-221 93 0 18 215-79 221-84 4-89-115-89-115l-1042-2">
          <text:p/>
        </draw:path>
        <draw:g draw:style-name="gr9">
          <draw:line draw:style-name="gr10" draw:text-style-name="P7" draw:layer="layout" svg:x1="8.175cm" svg:y1="3.806cm" svg:x2="7.773cm" svg:y2="4.81cm">
            <text:p/>
          </draw:line>
          <draw:polygon draw:style-name="gr11" draw:text-style-name="P9" draw:layer="layout" svg:width="0.215cm" svg:height="0.257cm" svg:x="7.676cm" svg:y="4.739cm" svg:viewBox="0 0 216 258" draw:points="216,86 22,258 0,0">
            <text:p/>
          </draw:polygon>
        </draw:g>
        <draw:polygon draw:style-name="gr12" draw:text-style-name="P10" draw:layer="layout" svg:width="2.063cm" svg:height="0.397cm" svg:x="6.445cm" svg:y="5.278cm" svg:viewBox="0 0 2064 398" draw:points="0,398 2064,398 2064,0 0,0">
          <text:p/>
        </draw:polygon>
        <draw:line draw:style-name="gr6" draw:text-style-name="P7" draw:layer="layout" svg:x1="6.62cm" svg:y1="5.482cm" svg:x2="7.275cm" svg:y2="5.482cm">
          <text:p/>
        </draw:line>
        <draw:frame draw:style-name="gr13" draw:text-style-name="P12" draw:layer="layout" svg:width="0.518cm" svg:height="0.247cm" svg:x="7.48cm" svg:y="5.377cm">
          <draw:text-box>
            <text:p text:style-name="P11"><text:span text:style-name="T2">OUT</text:span></text:p>
          </draw:text-box>
        </draw:frame>
        <draw:path draw:style-name="gr14" draw:text-style-name="P10" draw:layer="layout" svg:width="0.238cm" svg:height="0.238cm" svg:x="9.817cm" svg:y="5.249cm" svg:viewBox="0 0 239 239" svg:d="M239 119c0-66-54-119-119-119-67 0-120 53-120 119s53 120 120 120c65 0 119-54 119-120z">
          <text:p/>
        </draw:path>
        <draw:path draw:style-name="gr11" draw:text-style-name="P9" draw:layer="layout" svg:width="0.16cm" svg:height="0.16cm" svg:x="9.933cm" svg:y="1.144cm" svg:viewBox="0 0 161 161" svg:d="M80 0c-44 0-80 37-80 81s36 80 80 80c45 0 81-36 81-80s-36-81-81-81z">
          <text:p/>
        </draw:path>
        <draw:line draw:style-name="gr6" draw:text-style-name="P7" draw:layer="layout" svg:x1="9.93cm" svg:y1="1.228cm" svg:x2="6.795cm" svg:y2="1.22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ave Nerd Font" svg:font-family="'Agave Nerd Font'" style:font-pitch="fixed"/>
    <style:font-face style:name="C059" svg:font-family="C059" style:font-pitch="variable"/>
    <style:font-face style:name="Crimson Pro Medium" svg:font-family="'Crimson Pro Medium'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elvetica" svg:font-family="Helvetica"/>
    <style:font-face style:name="IBM Plex Sans KR Light" svg:font-family="'IBM Plex Sans KR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SCu_Times" svg:font-family="TSCu_Times" style:font-pitch="variable"/>
    <style:font-face style:name="Tinos Nerd Font Propo" svg:font-family="'Tinos Nerd Font Propo'" style:font-pitch="variable"/>
    <style:font-face style:name="WRFFHE+Helvetica-Condensed-Bold" svg:font-family="WRFFHE+Helvetica-Condensed-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-45_20_Degrees_20_Triple" draw:display-name="Red -45 Degrees Triple" draw:style="triple" draw:color="#ff0000" draw:distance="0.305cm" draw:rotation="1350"/>
    <draw:hatch draw:name="Red_20_45_20_Degrees" draw:display-name="Red 45 Degrees" draw:style="single" draw:color="#ff0000" draw:distance="0.305cm" draw:rotation="450"/>
    <draw:hatch draw:name="Yellow_20_45_20_Degrees_20_Triple" draw:display-name="Yellow 45 Degrees Triple" draw:style="triple" draw:color="#ffbf00" draw:distance="0.4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hatch" draw:fill-hatch-name="Red_20_45_20_Degrees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Richards</meta:initial-creator>
    <meta:creation-date>2024-03-24T20:02:55.682871138</meta:creation-date>
    <dc:date>2024-03-24T21:23:32.002985416</dc:date>
    <dc:creator>David Richards</dc:creator>
    <meta:editing-duration>PT44M28S</meta:editing-duration>
    <meta:editing-cycles>2</meta:editing-cycles>
    <meta:generator>LibreOffice/24.2.1.2$Linux_X86_64 LibreOffice_project/420$Build-2</meta:generator>
    <meta:document-statistic meta:object-count="1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Prime" svg:font-family="'Courier Prime'" style:font-pitch="fixed"/>
    <style:font-face style:name="Droid Sans" svg:font-family="'Droid Sans'" style:font-family-generic="swiss"/>
    <style:font-face style:name="Droid Sans Devanagari" svg:font-family="'Droid Sans Devanagari'" style:font-family-generic="system" style:font-pitch="variable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indent="0in" style:auto-text-indent="false">
        <style:tab-stops>
          <style:tab-stop style:position="6.5in" style:type="right"/>
        </style:tab-stops>
      </style:paragraph-properties>
      <style:text-properties fo:font-size="12pt" officeooo:paragraph-rsid="001fd538" style:font-size-asian="12pt" style:font-size-complex="12pt"/>
    </style:style>
    <style:style style:name="T1" style:family="text">
      <style:text-properties style:font-name="Courier Prime" officeooo:rsid="001fd538"/>
    </style:style>
    <style:style style:name="T2" style:family="text">
      <style:text-properties style:font-name="Courier Prime" officeooo:rsid="00206ca8"/>
    </style:style>
    <style:style style:name="T3" style:family="text">
      <style:text-properties style:font-name="Courier Prime" fo:font-weight="normal" officeooo:rsid="001fd538" style:font-weight-asian="normal" style:font-weight-complex="normal"/>
    </style:style>
    <style:style style:name="T4" style:family="text">
      <style:text-properties style:font-name="Courier Prime" fo:font-weight="normal" officeooo:rsid="0019ba3b" style:font-weight-asian="normal" style:font-weight-complex="normal"/>
    </style:style>
    <style:style style:name="T5" style:family="text">
      <style:text-properties style:font-name="Courier Prime" officeooo:rsid="0019ba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2024-</text:span><text:span text:style-name="T5">3</text:span><text:span text:style-name="T1">-26 </text:span><text:span text:style-name="T5">In-Silico </text:span><text:span text:style-name="T3">Activit</text:span><text:span text:style-name="T4">ies</text:span></text:p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Prime" svg:font-family="'Courier Prime'" style:font-pitch="fixed"/>
    <style:font-face style:name="Droid Sans" svg:font-family="'Droid Sans'" style:font-family-generic="swiss"/>
    <style:font-face style:name="Droid Sans Devanagari" svg:font-family="'Droid Sans Devanagari'" style:font-family-generic="system" style:font-pitch="variable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Source Han Serif SC" style:font-family-asian="'Source Han Serif SC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